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102in"/>
    </style:style>
    <style:style style:name="co2" style:family="table-column">
      <style:table-column-properties fo:break-before="auto" style:column-width="5.781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<text:s text:c="29"/>SKELETON_0xB_HAYATE <text:s text:c="28"/>XREF[1]: <text:s text:c="4"/>002dc5a4(*) <text:s/></text:p>
          </table:table-cell>
          <table:table-cell office:value-type="string">
            <text:p><text:s text:c="29"/>SKELETON_0x3_EIN <text:s text:c="31"/>XREF[1]: <text:s text:c="4"/>002dc584(*) <text:s/></text:p>
          </table:table-cell>
        </table:table-row>
        <table:table-row table:style-name="ro1">
          <table:table-cell office:value-type="string">
            <text:p><text:s text:c="8"/>002db9e8 00 00 00 00 <text:s text:c="4"/>float <text:s text:c="5"/>0.0</text:p>
          </table:table-cell>
          <table:table-cell office:value-type="string">
            <text:p><text:s text:c="8"/>002db278 00 00 00 00 <text:s text:c="4"/>float <text:s text:c="5"/>0.0</text:p>
          </table:table-cell>
        </table:table-row>
        <table:table-row table:style-name="ro1">
          <table:table-cell office:value-type="string">
            <text:p><text:s text:c="8"/>002db9ec 79 e9 66 3e <text:s text:c="4"/>float <text:s text:c="5"/>0.2255</text:p>
          </table:table-cell>
          <table:table-cell office:value-type="string">
            <text:p><text:s text:c="8"/>002db27c 00 00 80 3e <text:s text:c="4"/>float <text:s text:c="5"/>0.25</text:p>
          </table:table-cell>
        </table:table-row>
        <table:table-row table:style-name="ro1">
          <table:table-cell office:value-type="string">
            <text:p><text:s text:c="8"/>002db9f0 00 00 00 00 <text:s text:c="4"/>float <text:s text:c="5"/>0.0</text:p>
          </table:table-cell>
          <table:table-cell office:value-type="string">
            <text:p><text:s text:c="8"/>002db280 00 00 00 00 <text:s text:c="4"/>float <text:s text:c="5"/>0.0</text:p>
          </table:table-cell>
        </table:table-row>
        <table:table-row table:style-name="ro1">
          <table:table-cell office:value-type="string">
            <text:p><text:s text:c="8"/>002db9f4 00 00 00 00 <text:s text:c="4"/>float <text:s text:c="5"/>0.0</text:p>
          </table:table-cell>
          <table:table-cell office:value-type="string">
            <text:p><text:s text:c="8"/>002db284 00 00 00 00 <text:s text:c="4"/>float <text:s text:c="5"/>0.0</text:p>
          </table:table-cell>
        </table:table-row>
        <table:table-row table:style-name="ro1">
          <table:table-cell office:value-type="string">
            <text:p><text:s text:c="8"/>002db9f8 00 00 00 00 <text:s text:c="4"/>float <text:s text:c="5"/>0.0</text:p>
          </table:table-cell>
          <table:table-cell office:value-type="string">
            <text:p><text:s text:c="8"/>002db288 00 00 00 00 <text:s text:c="4"/>float <text:s text:c="5"/>0.0</text:p>
          </table:table-cell>
        </table:table-row>
        <table:table-row table:style-name="ro1">
          <table:table-cell office:value-type="string">
            <text:p><text:s text:c="8"/>002db9fc 79 e9 a6 3e <text:s text:c="4"/>float <text:s text:c="5"/>0.326</text:p>
          </table:table-cell>
          <table:table-cell office:value-type="string">
            <text:p><text:s text:c="8"/>002db28c 9a 99 99 3e <text:s text:c="4"/>float <text:s text:c="5"/>0.3</text:p>
          </table:table-cell>
        </table:table-row>
        <table:table-row table:style-name="ro2">
          <table:table-cell office:value-type="string">
            <text:p><text:s text:c="8"/>002dba00 a6 9b c4 bc <text:s text:c="4"/>float <text:s text:c="5"/>-0.024</text:p>
          </table:table-cell>
          <table:table-cell office:value-type="string">
            <text:p><text:s text:c="8"/>002db290 a6 9b c4 bc <text:s text:c="4"/>float <text:s text:c="5"/>-0.024</text:p>
          </table:table-cell>
        </table:table-row>
        <table:table-row table:style-name="ro1">
          <table:table-cell office:value-type="string">
            <text:p><text:s text:c="8"/>002dba04 00 00 00 00 <text:s text:c="4"/>float <text:s text:c="5"/>0.0</text:p>
          </table:table-cell>
          <table:table-cell office:value-type="string">
            <text:p><text:s text:c="8"/>002db294 00 00 00 00 <text:s text:c="4"/>float <text:s text:c="5"/>0.0</text:p>
          </table:table-cell>
        </table:table-row>
        <table:table-row table:style-name="ro1">
          <table:table-cell office:value-type="string">
            <text:p><text:s text:c="8"/>002dba08 00 00 00 00 <text:s text:c="4"/>float <text:s text:c="5"/>0.0</text:p>
          </table:table-cell>
          <table:table-cell office:value-type="string">
            <text:p><text:s text:c="8"/>002db298 00 00 00 00 <text:s text:c="4"/>float <text:s text:c="5"/>0.0</text:p>
          </table:table-cell>
        </table:table-row>
        <table:table-row table:style-name="ro1">
          <table:table-cell office:value-type="string">
            <text:p><text:s text:c="8"/>002dba0c 00 00 00 00 <text:s text:c="4"/>float <text:s text:c="5"/>0.0</text:p>
          </table:table-cell>
          <table:table-cell office:value-type="string">
            <text:p><text:s text:c="8"/>002db29c 00 00 00 00 <text:s text:c="4"/>float <text:s text:c="5"/>0.0</text:p>
          </table:table-cell>
        </table:table-row>
        <table:table-row table:style-name="ro1">
          <table:table-cell office:value-type="string">
            <text:p><text:s text:c="8"/>002dba10 00 00 00 00 <text:s text:c="4"/>float <text:s text:c="5"/>0.0</text:p>
          </table:table-cell>
          <table:table-cell office:value-type="string">
            <text:p><text:s text:c="8"/>002db2a0 00 00 00 00 <text:s text:c="4"/>float <text:s text:c="5"/>0.0</text:p>
          </table:table-cell>
        </table:table-row>
        <table:table-row table:style-name="ro1">
          <table:table-cell office:value-type="string">
            <text:p><text:s text:c="8"/>002dba14 00 00 00 00 <text:s text:c="4"/>float <text:s text:c="5"/>0.0</text:p>
          </table:table-cell>
          <table:table-cell office:value-type="string">
            <text:p><text:s text:c="8"/>002db2a4 00 00 00 00 <text:s text:c="4"/>float <text:s text:c="5"/>0.0</text:p>
          </table:table-cell>
        </table:table-row>
        <table:table-row table:style-name="ro1">
          <table:table-cell office:value-type="string">
            <text:p><text:s text:c="8"/>002dba18 00 00 00 00 <text:s text:c="4"/>float <text:s text:c="5"/>0.0</text:p>
          </table:table-cell>
          <table:table-cell office:value-type="string">
            <text:p><text:s text:c="8"/>002db2a8 00 00 00 00 <text:s text:c="4"/>float <text:s text:c="5"/>0.0</text:p>
          </table:table-cell>
        </table:table-row>
        <table:table-row table:style-name="ro2">
          <table:table-cell office:value-type="string">
            <text:p><text:s text:c="8"/>002dba1c 77 be df be <text:s text:c="4"/>float <text:s text:c="5"/>-0.437</text:p>
          </table:table-cell>
          <table:table-cell office:value-type="string">
            <text:p><text:s text:c="8"/>002db2ac 2f dd e4 be <text:s text:c="4"/>float <text:s text:c="5"/>-0.447</text:p>
          </table:table-cell>
        </table:table-row>
        <table:table-row table:style-name="ro1">
          <table:table-cell office:value-type="string">
            <text:p><text:s text:c="8"/>002dba20 00 00 00 00 <text:s text:c="4"/>float <text:s text:c="5"/>0.0</text:p>
          </table:table-cell>
          <table:table-cell office:value-type="string">
            <text:p><text:s text:c="8"/>002db2b0 00 00 00 00 <text:s text:c="4"/>float <text:s text:c="5"/>0.0</text:p>
          </table:table-cell>
        </table:table-row>
        <table:table-row table:style-name="ro1">
          <table:table-cell office:value-type="string">
            <text:p><text:s text:c="8"/>002dba24 00 00 00 00 <text:s text:c="4"/>float <text:s text:c="5"/>0.0</text:p>
          </table:table-cell>
          <table:table-cell office:value-type="string">
            <text:p><text:s text:c="8"/>002db2b4 00 00 00 00 <text:s text:c="4"/>float <text:s text:c="5"/>0.0</text:p>
          </table:table-cell>
        </table:table-row>
        <table:table-row table:style-name="ro1">
          <table:table-cell office:value-type="string">
            <text:p><text:s text:c="8"/>002dba28 0d 71 8c 3e <text:s text:c="4"/>float <text:s text:c="5"/>0.2743</text:p>
          </table:table-cell>
          <table:table-cell office:value-type="string">
            <text:p><text:s text:c="8"/>002db2b8 ae 47 a1 3e <text:s text:c="4"/>float <text:s text:c="5"/>0.315</text:p>
          </table:table-cell>
        </table:table-row>
        <table:table-row table:style-name="ro1">
          <table:table-cell office:value-type="string">
            <text:p><text:s text:c="8"/>002dba2c 00 00 00 00 <text:s text:c="4"/>float <text:s text:c="5"/>0.0</text:p>
          </table:table-cell>
          <table:table-cell office:value-type="string">
            <text:p><text:s text:c="8"/>002db2bc 00 00 00 00 <text:s text:c="4"/>float <text:s text:c="5"/>0.0</text:p>
          </table:table-cell>
        </table:table-row>
        <table:table-row table:style-name="ro1">
          <table:table-cell office:value-type="string">
            <text:p><text:s text:c="8"/>002dba30 00 00 00 00 <text:s text:c="4"/>float <text:s text:c="5"/>0.0</text:p>
          </table:table-cell>
          <table:table-cell office:value-type="string">
            <text:p><text:s text:c="8"/>002db2c0 00 00 00 00 <text:s text:c="4"/>float <text:s text:c="5"/>0.0</text:p>
          </table:table-cell>
        </table:table-row>
        <table:table-row table:style-name="ro1">
          <table:table-cell office:value-type="string">
            <text:p><text:s text:c="8"/>002dba34 00 00 00 00 <text:s text:c="4"/>float <text:s text:c="5"/>0.0</text:p>
          </table:table-cell>
          <table:table-cell office:value-type="string">
            <text:p><text:s text:c="8"/>002db2c4 00 00 00 00 <text:s text:c="4"/>float <text:s text:c="5"/>0.0</text:p>
          </table:table-cell>
        </table:table-row>
        <table:table-row table:style-name="ro1">
          <table:table-cell office:value-type="string">
            <text:p><text:s text:c="8"/>002dba38 0d 71 8c 3e <text:s text:c="4"/>float <text:s text:c="5"/>0.2743</text:p>
          </table:table-cell>
          <table:table-cell office:value-type="string">
            <text:p><text:s text:c="8"/>002db2c8 44 8b 8c 3e <text:s text:c="4"/>float <text:s text:c="5"/>0.2745</text:p>
          </table:table-cell>
        </table:table-row>
        <table:table-row table:style-name="ro1">
          <table:table-cell office:value-type="string">
            <text:p><text:s text:c="8"/>002dba3c 00 00 00 00 <text:s text:c="4"/>float <text:s text:c="5"/>0.0</text:p>
          </table:table-cell>
          <table:table-cell office:value-type="string">
            <text:p><text:s text:c="8"/>002db2cc 00 00 00 00 <text:s text:c="4"/>float <text:s text:c="5"/>0.0</text:p>
          </table:table-cell>
        </table:table-row>
        <table:table-row table:style-name="ro1">
          <table:table-cell office:value-type="string">
            <text:p><text:s text:c="8"/>002dba40 00 00 00 00 <text:s text:c="4"/>float <text:s text:c="5"/>0.0</text:p>
          </table:table-cell>
          <table:table-cell office:value-type="string">
            <text:p><text:s text:c="8"/>002db2d0 00 00 00 00 <text:s text:c="4"/>float <text:s text:c="5"/>0.0</text:p>
          </table:table-cell>
        </table:table-row>
        <table:table-row table:style-name="ro1">
          <table:table-cell office:value-type="string">
            <text:p><text:s text:c="8"/>002dba44 00 00 00 00 <text:s text:c="4"/>float <text:s text:c="5"/>0.0</text:p>
          </table:table-cell>
          <table:table-cell office:value-type="string">
            <text:p><text:s text:c="8"/>002db2d4 00 00 00 00 <text:s text:c="4"/>float <text:s text:c="5"/>0.0</text:p>
          </table:table-cell>
        </table:table-row>
        <table:table-row table:style-name="ro2">
          <table:table-cell office:value-type="string">
            <text:p><text:s text:c="8"/>002dba48 51 da 9b 3d <text:s text:c="4"/>float <text:s text:c="5"/>0.076099999</text:p>
          </table:table-cell>
          <table:table-cell office:value-type="string">
            <text:p><text:s text:c="8"/>002db2d8 52 49 9d 3d <text:s text:c="4"/>float <text:s text:c="5"/>0.0768</text:p>
          </table:table-cell>
        </table:table-row>
        <table:table-row table:style-name="ro2">
          <table:table-cell office:value-type="string">
            <text:p><text:s text:c="8"/>002dba4c 27 a0 89 bc <text:s text:c="4"/>float <text:s text:c="5"/>-0.016799999</text:p>
          </table:table-cell>
          <table:table-cell office:value-type="string">
            <text:p><text:s text:c="8"/>002db2dc 27 a0 89 bc <text:s text:c="4"/>float <text:s text:c="5"/>-0.016799999</text:p>
          </table:table-cell>
        </table:table-row>
        <table:table-row table:style-name="ro2">
          <table:table-cell office:value-type="string">
            <text:p><text:s text:c="8"/>002dba50 ce 88 d2 bc <text:s text:c="4"/>float <text:s text:c="5"/>-0.025699999</text:p>
          </table:table-cell>
          <table:table-cell office:value-type="string">
            <text:p><text:s text:c="8"/>002db2e0 ce 88 d2 bc <text:s text:c="4"/>float <text:s text:c="5"/>-0.025699999</text:p>
          </table:table-cell>
        </table:table-row>
        <table:table-row table:style-name="ro1">
          <table:table-cell office:value-type="string">
            <text:p><text:s text:c="8"/>002dba54 00 00 00 00 <text:s text:c="4"/>float <text:s text:c="5"/>0.0</text:p>
          </table:table-cell>
          <table:table-cell office:value-type="string">
            <text:p><text:s text:c="8"/>002db2e4 00 00 00 00 <text:s text:c="4"/>float <text:s text:c="5"/>0.0</text:p>
          </table:table-cell>
        </table:table-row>
        <table:table-row table:style-name="ro1">
          <table:table-cell office:value-type="string">
            <text:p><text:s text:c="8"/>002dba58 00 00 00 00 <text:s text:c="4"/>float <text:s text:c="5"/>0.0</text:p>
          </table:table-cell>
          <table:table-cell office:value-type="string">
            <text:p><text:s text:c="8"/>002db2e8 00 00 00 00 <text:s text:c="4"/>float <text:s text:c="5"/>0.0</text:p>
          </table:table-cell>
        </table:table-row>
        <table:table-row table:style-name="ro2">
          <table:table-cell office:value-type="string">
            <text:p><text:s text:c="8"/>002dba5c 77 be df be <text:s text:c="4"/>float <text:s text:c="5"/>-0.437</text:p>
          </table:table-cell>
          <table:table-cell office:value-type="string">
            <text:p><text:s text:c="8"/>002db2ec be 9f da be <text:s text:c="4"/>float <text:s text:c="5"/>-0.42699999</text:p>
          </table:table-cell>
        </table:table-row>
        <table:table-row table:style-name="ro1">
          <table:table-cell office:value-type="string">
            <text:p><text:s text:c="8"/>002dba60 00 00 00 00 <text:s text:c="4"/>float <text:s text:c="5"/>0.0</text:p>
          </table:table-cell>
          <table:table-cell office:value-type="string">
            <text:p><text:s text:c="8"/>002db2f0 00 00 00 00 <text:s text:c="4"/>float <text:s text:c="5"/>0.0</text:p>
          </table:table-cell>
        </table:table-row>
        <table:table-row table:style-name="ro1">
          <table:table-cell office:value-type="string">
            <text:p><text:s text:c="8"/>002dba64 00 00 00 00 <text:s text:c="4"/>float <text:s text:c="5"/>0.0</text:p>
          </table:table-cell>
          <table:table-cell office:value-type="string">
            <text:p><text:s text:c="8"/>002db2f4 00 00 00 00 <text:s text:c="4"/>float <text:s text:c="5"/>0.0</text:p>
          </table:table-cell>
        </table:table-row>
        <table:table-row table:style-name="ro1">
          <table:table-cell office:value-type="string">
            <text:p><text:s text:c="8"/>002dba68 5a 64 3b 3e <text:s text:c="4"/>float <text:s text:c="5"/>0.183</text:p>
          </table:table-cell>
          <table:table-cell office:value-type="string">
            <text:p><text:s text:c="8"/>002db2f8 2d b2 1d 3e <text:s text:c="4"/>float <text:s text:c="5"/>0.154</text:p>
          </table:table-cell>
        </table:table-row>
        <table:table-row table:style-name="ro1">
          <table:table-cell office:value-type="string">
            <text:p><text:s text:c="8"/>002dba6c 8f c2 75 3e <text:s text:c="4"/>float <text:s text:c="5"/>0.23999999</text:p>
          </table:table-cell>
          <table:table-cell office:value-type="string">
            <text:p><text:s text:c="8"/>002db2fc c4 b1 6e 3e <text:s text:c="4"/>float <text:s text:c="5"/>0.2331</text:p>
          </table:table-cell>
        </table:table-row>
        <table:table-row table:style-name="ro2">
          <table:table-cell office:value-type="string">
            <text:p><text:s text:c="8"/>002dba70 33 c4 b1 bc <text:s text:c="4"/>float <text:s text:c="5"/>-0.0217</text:p>
          </table:table-cell>
          <table:table-cell office:value-type="string">
            <text:p><text:s text:c="8"/>002db300 33 c4 b1 bc <text:s text:c="4"/>float <text:s text:c="5"/>-0.0217</text:p>
          </table:table-cell>
        </table:table-row>
        <table:table-row table:style-name="ro1">
          <table:table-cell office:value-type="string">
            <text:p><text:s text:c="8"/>002dba74 00 00 00 00 <text:s text:c="4"/>float <text:s text:c="5"/>0.0</text:p>
          </table:table-cell>
          <table:table-cell office:value-type="string">
            <text:p><text:s text:c="8"/>002db304 00 00 00 00 <text:s text:c="4"/>float <text:s text:c="5"/>0.0</text:p>
          </table:table-cell>
        </table:table-row>
        <table:table-row table:style-name="ro1">
          <table:table-cell office:value-type="string">
            <text:p><text:s text:c="8"/>002dba78 00 00 00 00 <text:s text:c="4"/>float <text:s text:c="5"/>0.0</text:p>
          </table:table-cell>
          <table:table-cell office:value-type="string">
            <text:p><text:s text:c="8"/>002db308 00 00 00 00 <text:s text:c="4"/>float <text:s text:c="5"/>0.0</text:p>
          </table:table-cell>
        </table:table-row>
        <table:table-row table:style-name="ro2">
          <table:table-cell office:value-type="string">
            <text:p><text:s text:c="8"/>002dba7c 77 be df be <text:s text:c="4"/>float <text:s text:c="5"/>-0.437</text:p>
          </table:table-cell>
          <table:table-cell office:value-type="string">
            <text:p><text:s text:c="8"/>002db30c 2f dd e4 be <text:s text:c="4"/>float <text:s text:c="5"/>-0.447</text:p>
          </table:table-cell>
        </table:table-row>
        <table:table-row table:style-name="ro1">
          <table:table-cell office:value-type="string">
            <text:p><text:s text:c="8"/>002dba80 00 00 00 00 <text:s text:c="4"/>float <text:s text:c="5"/>0.0</text:p>
          </table:table-cell>
          <table:table-cell office:value-type="string">
            <text:p><text:s text:c="8"/>002db310 00 00 00 00 <text:s text:c="4"/>float <text:s text:c="5"/>0.0</text:p>
          </table:table-cell>
        </table:table-row>
        <table:table-row table:style-name="ro1">
          <table:table-cell office:value-type="string">
            <text:p><text:s text:c="8"/>002dba84 00 00 00 00 <text:s text:c="4"/>float <text:s text:c="5"/>0.0</text:p>
          </table:table-cell>
          <table:table-cell office:value-type="string">
            <text:p><text:s text:c="8"/>002db314 00 00 00 00 <text:s text:c="4"/>float <text:s text:c="5"/>0.0</text:p>
          </table:table-cell>
        </table:table-row>
        <table:table-row table:style-name="ro1">
          <table:table-cell office:value-type="string">
            <text:p><text:s text:c="8"/>002dba88 0d 71 8c be <text:s text:c="4"/>float <text:s text:c="5"/>-0.2743</text:p>
          </table:table-cell>
          <table:table-cell office:value-type="string">
            <text:p><text:s text:c="8"/>002db318 ae 47 a1 be <text:s text:c="4"/>float <text:s text:c="5"/>-0.315</text:p>
          </table:table-cell>
        </table:table-row>
        <table:table-row table:style-name="ro1">
          <table:table-cell office:value-type="string">
            <text:p><text:s text:c="8"/>002dba8c 00 00 00 00 <text:s text:c="4"/>float <text:s text:c="5"/>0.0</text:p>
          </table:table-cell>
          <table:table-cell office:value-type="string">
            <text:p><text:s text:c="8"/>002db31c 00 00 00 00 <text:s text:c="4"/>float <text:s text:c="5"/>0.0</text:p>
          </table:table-cell>
        </table:table-row>
        <table:table-row table:style-name="ro1">
          <table:table-cell office:value-type="string">
            <text:p><text:s text:c="8"/>002dba90 00 00 00 00 <text:s text:c="4"/>float <text:s text:c="5"/>0.0</text:p>
          </table:table-cell>
          <table:table-cell office:value-type="string">
            <text:p><text:s text:c="8"/>002db320 00 00 00 00 <text:s text:c="4"/>float <text:s text:c="5"/>0.0</text:p>
          </table:table-cell>
        </table:table-row>
        <table:table-row table:style-name="ro1">
          <table:table-cell office:value-type="string">
            <text:p><text:s text:c="8"/>002dba94 00 00 00 00 <text:s text:c="4"/>float <text:s text:c="5"/>0.0</text:p>
          </table:table-cell>
          <table:table-cell office:value-type="string">
            <text:p><text:s text:c="8"/>002db324 00 00 00 00 <text:s text:c="4"/>float <text:s text:c="5"/>0.0</text:p>
          </table:table-cell>
        </table:table-row>
        <table:table-row table:style-name="ro1">
          <table:table-cell office:value-type="string">
            <text:p><text:s text:c="8"/>002dba98 0d 71 8c be <text:s text:c="4"/>float <text:s text:c="5"/>-0.2743</text:p>
          </table:table-cell>
          <table:table-cell office:value-type="string">
            <text:p><text:s text:c="8"/>002db328 44 8b 8c be <text:s text:c="4"/>float <text:s text:c="5"/>-0.2745</text:p>
          </table:table-cell>
        </table:table-row>
        <table:table-row table:style-name="ro1">
          <table:table-cell office:value-type="string">
            <text:p><text:s text:c="8"/>002dba9c 00 00 00 00 <text:s text:c="4"/>float <text:s text:c="5"/>0.0</text:p>
          </table:table-cell>
          <table:table-cell office:value-type="string">
            <text:p><text:s text:c="8"/>002db32c 00 00 00 00 <text:s text:c="4"/>float <text:s text:c="5"/>0.0</text:p>
          </table:table-cell>
        </table:table-row>
        <table:table-row table:style-name="ro1">
          <table:table-cell office:value-type="string">
            <text:p><text:s text:c="8"/>002dbaa0 00 00 00 00 <text:s text:c="4"/>float <text:s text:c="5"/>0.0</text:p>
          </table:table-cell>
          <table:table-cell office:value-type="string">
            <text:p><text:s text:c="8"/>002db330 00 00 00 00 <text:s text:c="4"/>float <text:s text:c="5"/>0.0</text:p>
          </table:table-cell>
        </table:table-row>
        <table:table-row table:style-name="ro1">
          <table:table-cell office:value-type="string">
            <text:p><text:s text:c="8"/>002dbaa4 00 00 00 00 <text:s text:c="4"/>float <text:s text:c="5"/>0.0</text:p>
          </table:table-cell>
          <table:table-cell office:value-type="string">
            <text:p><text:s text:c="8"/>002db334 00 00 00 00 <text:s text:c="4"/>float <text:s text:c="5"/>0.0</text:p>
          </table:table-cell>
        </table:table-row>
        <table:table-row table:style-name="ro2">
          <table:table-cell office:value-type="string">
            <text:p><text:s text:c="8"/>002dbaa8 51 da 9b bd <text:s text:c="4"/>float <text:s text:c="5"/>-0.076099999</text:p>
          </table:table-cell>
          <table:table-cell office:value-type="string">
            <text:p><text:s text:c="8"/>002db338 52 49 9d bd <text:s text:c="4"/>float <text:s text:c="5"/>-0.0768</text:p>
          </table:table-cell>
        </table:table-row>
        <table:table-row table:style-name="ro2">
          <table:table-cell office:value-type="string">
            <text:p><text:s text:c="8"/>002dbaac 27 a0 89 bc <text:s text:c="4"/>float <text:s text:c="5"/>-0.016799999</text:p>
          </table:table-cell>
          <table:table-cell office:value-type="string">
            <text:p><text:s text:c="8"/>002db33c 27 a0 89 bc <text:s text:c="4"/>float <text:s text:c="5"/>-0.016799999</text:p>
          </table:table-cell>
        </table:table-row>
        <table:table-row table:style-name="ro2">
          <table:table-cell office:value-type="string">
            <text:p><text:s text:c="8"/>002dbab0 ce 88 d2 bc <text:s text:c="4"/>float <text:s text:c="5"/>-0.025699999</text:p>
          </table:table-cell>
          <table:table-cell office:value-type="string">
            <text:p><text:s text:c="8"/>002db340 ce 88 d2 bc <text:s text:c="4"/>float <text:s text:c="5"/>-0.025699999</text:p>
          </table:table-cell>
        </table:table-row>
        <table:table-row table:style-name="ro1">
          <table:table-cell office:value-type="string">
            <text:p><text:s text:c="8"/>002dbab4 00 00 00 00 <text:s text:c="4"/>float <text:s text:c="5"/>0.0</text:p>
          </table:table-cell>
          <table:table-cell office:value-type="string">
            <text:p><text:s text:c="8"/>002db344 00 00 00 00 <text:s text:c="4"/>float <text:s text:c="5"/>0.0</text:p>
          </table:table-cell>
        </table:table-row>
        <table:table-row table:style-name="ro1">
          <table:table-cell office:value-type="string">
            <text:p><text:s text:c="8"/>002dbab8 00 00 00 00 <text:s text:c="4"/>float <text:s text:c="5"/>0.0</text:p>
          </table:table-cell>
          <table:table-cell office:value-type="string">
            <text:p><text:s text:c="8"/>002db348 00 00 00 00 <text:s text:c="4"/>float <text:s text:c="5"/>0.0</text:p>
          </table:table-cell>
        </table:table-row>
        <table:table-row table:style-name="ro2">
          <table:table-cell office:value-type="string">
            <text:p><text:s text:c="8"/>002dbabc 77 be df be <text:s text:c="4"/>float <text:s text:c="5"/>-0.437</text:p>
          </table:table-cell>
          <table:table-cell office:value-type="string">
            <text:p><text:s text:c="8"/>002db34c be 9f da be <text:s text:c="4"/>float <text:s text:c="5"/>-0.42699999</text:p>
          </table:table-cell>
        </table:table-row>
        <table:table-row table:style-name="ro1">
          <table:table-cell office:value-type="string">
            <text:p><text:s text:c="8"/>002dbac0 00 00 00 00 <text:s text:c="4"/>float <text:s text:c="5"/>0.0</text:p>
          </table:table-cell>
          <table:table-cell office:value-type="string">
            <text:p><text:s text:c="8"/>002db350 00 00 00 00 <text:s text:c="4"/>float <text:s text:c="5"/>0.0</text:p>
          </table:table-cell>
        </table:table-row>
        <table:table-row table:style-name="ro1">
          <table:table-cell office:value-type="string">
            <text:p><text:s text:c="8"/>002dbac4 00 00 00 00 <text:s text:c="4"/>float <text:s text:c="5"/>0.0</text:p>
          </table:table-cell>
          <table:table-cell office:value-type="string">
            <text:p><text:s text:c="8"/>002db354 00 00 00 00 <text:s text:c="4"/>float <text:s text:c="5"/>0.0</text:p>
          </table:table-cell>
        </table:table-row>
        <table:table-row table:style-name="ro1">
          <table:table-cell office:value-type="string">
            <text:p><text:s text:c="8"/>002dbac8 5a 64 3b be <text:s text:c="4"/>float <text:s text:c="5"/>-0.183</text:p>
          </table:table-cell>
          <table:table-cell office:value-type="string">
            <text:p><text:s text:c="8"/>002db358 2d b2 1d be <text:s text:c="4"/>float <text:s text:c="5"/>-0.154</text:p>
          </table:table-cell>
        </table:table-row>
        <table:table-row table:style-name="ro1">
          <table:table-cell office:value-type="string">
            <text:p><text:s text:c="8"/>002dbacc 8f c2 75 3e <text:s text:c="4"/>float <text:s text:c="5"/>0.23999999</text:p>
          </table:table-cell>
          <table:table-cell office:value-type="string">
            <text:p><text:s text:c="8"/>002db35c c4 b1 6e 3e <text:s text:c="4"/>float <text:s text:c="5"/>0.2331</text:p>
          </table:table-cell>
        </table:table-row>
        <table:table-row table:style-name="ro2">
          <table:table-cell office:value-type="string">
            <text:p><text:s text:c="8"/>002dbad0 33 c4 b1 bc <text:s text:c="4"/>float <text:s text:c="5"/>-0.0217</text:p>
          </table:table-cell>
          <table:table-cell office:value-type="string">
            <text:p><text:s text:c="8"/>002db360 33 c4 b1 bc <text:s text:c="4"/>float <text:s text:c="5"/>-0.0217</text:p>
          </table:table-cell>
        </table:table-row>
        <table:table-row table:style-name="ro1">
          <table:table-cell office:value-type="string">
            <text:p><text:s text:c="8"/>002dbad4 00 00 00 00 <text:s text:c="4"/>float <text:s text:c="5"/>0.0</text:p>
          </table:table-cell>
          <table:table-cell office:value-type="string">
            <text:p><text:s text:c="8"/>002db364 00 00 00 00 <text:s text:c="4"/>float <text:s text:c="5"/>0.0</text:p>
          </table:table-cell>
        </table:table-row>
        <table:table-row table:style-name="ro1">
          <table:table-cell office:value-type="string">
            <text:p><text:s text:c="8"/>002dbad8 27 c2 06 3d <text:s text:c="4"/>float <text:s text:c="5"/>0.0329</text:p>
          </table:table-cell>
          <table:table-cell office:value-type="string">
            <text:p><text:s text:c="8"/>002db368 01 4d 04 3d <text:s text:c="4"/>float <text:s text:c="5"/>0.032299999</text:p>
          </table:table-cell>
        </table:table-row>
        <table:table-row table:style-name="ro1">
          <table:table-cell office:value-type="string">
            <text:p><text:s text:c="8"/>002dbadc f9 0f e9 3d <text:s text:c="4"/>float <text:s text:c="5"/>0.1138</text:p>
          </table:table-cell>
          <table:table-cell office:value-type="string">
            <text:p><text:s text:c="8"/>002db36c f9 0f e9 3d <text:s text:c="4"/>float <text:s text:c="5"/>0.1138</text:p>
          </table:table-cell>
        </table:table-row>
        <table:table-row table:style-name="ro2">
          <table:table-cell office:value-type="string">
            <text:p><text:s text:c="8"/>002dbae0 02 bc 85 3d <text:s text:c="4"/>float <text:s text:c="5"/>0.0653</text:p>
          </table:table-cell>
          <table:table-cell office:value-type="string">
            <text:p><text:s text:c="8"/>002db370 de 02 89 3d <text:s text:c="4"/>float <text:s text:c="5"/>0.0669</text:p>
          </table:table-cell>
        </table:table-row>
        <table:table-row table:style-name="ro1">
          <table:table-cell office:value-type="string">
            <text:p><text:s text:c="8"/>002dbae4 00 00 00 00 <text:s text:c="4"/>float <text:s text:c="5"/>0.0</text:p>
          </table:table-cell>
          <table:table-cell office:value-type="string">
            <text:p><text:s text:c="8"/>002db374 00 00 00 00 <text:s text:c="4"/>float <text:s text:c="5"/>0.0</text:p>
          </table:table-cell>
        </table:table-row>
        <table:table-row table:style-name="ro2">
          <table:table-cell office:value-type="string">
            <text:p><text:s text:c="8"/>002dbae8 27 c2 06 bd <text:s text:c="4"/>float <text:s text:c="5"/>-0.0329</text:p>
          </table:table-cell>
          <table:table-cell office:value-type="string">
            <text:p><text:s text:c="8"/>002db378 01 4d 04 bd <text:s text:c="4"/>float <text:s text:c="5"/>-0.032299999</text:p>
          </table:table-cell>
        </table:table-row>
        <table:table-row table:style-name="ro1">
          <table:table-cell office:value-type="string">
            <text:p><text:s text:c="8"/>002dbaec f9 0f e9 3d <text:s text:c="4"/>float <text:s text:c="5"/>0.1138</text:p>
          </table:table-cell>
          <table:table-cell office:value-type="string">
            <text:p><text:s text:c="8"/>002db37c f9 0f e9 3d <text:s text:c="4"/>float <text:s text:c="5"/>0.1138</text:p>
          </table:table-cell>
        </table:table-row>
        <table:table-row table:style-name="ro2">
          <table:table-cell office:value-type="string">
            <text:p><text:s text:c="8"/>002dbaf0 02 bc 85 3d <text:s text:c="4"/>float <text:s text:c="5"/>0.0653</text:p>
          </table:table-cell>
          <table:table-cell office:value-type="string">
            <text:p><text:s text:c="8"/>002db380 de 02 89 3d <text:s text:c="4"/>float <text:s text:c="5"/>0.0669</text:p>
          </table:table-cell>
        </table:table-row>
        <table:table-row table:style-name="ro1">
          <table:table-cell office:value-type="string">
            <text:p><text:s text:c="8"/>002dbaf4 00 00 00 00 <text:s text:c="4"/>float <text:s text:c="5"/>0.0</text:p>
          </table:table-cell>
          <table:table-cell office:value-type="string">
            <text:p><text:s text:c="8"/>002db384 00 00 00 00 <text:s text:c="4"/>float <text:s text:c="5"/>0.0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06">01/06/2025</text:date>, <text:time>22:2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06T21:37:05.58</meta:creation-date>
    <dc:date>2025-01-06T22:27:57.14</dc:date>
    <meta:editing-duration>PT35M41S</meta:editing-duration>
    <meta:editing-cycles>1</meta:editing-cycles>
    <meta:document-statistic meta:table-count="3" meta:cell-count="138" meta:object-count="0"/>
    <meta:generator>OpenOffice/4.1.6$Win32 OpenOffice.org_project/416m1$Build-9790</meta:generator>
  </office:meta>
</office:document-meta>
</file>